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4.9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1.37cm" svg:height="13.706cm" svg:x="15.129cm" svg:y="55.865cm">
            <draw:object draw:notify-on-update-of-ranges="Feuille1.D1:Feuille1.D20 Feuille1.D130:Feuille1.D130 Feuille1.G1:Feuille1.G20 Feuille1.G130:Feuille1.G1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Express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36496" calcext:value-type="float">
            <text:p>33649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Express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13594" calcext:value-type="float">
            <text:p>21359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Rea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41743" calcext:value-type="float">
            <text:p>14174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Cotreatmen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7692" calcext:value-type="float">
            <text:p>10769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Express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9434" calcext:value-type="float">
            <text:p>9943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Bind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5213" calcext:value-type="float">
            <text:p>5521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ctiv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2582" calcext:value-type="float">
            <text:p>5258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Rea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6407" calcext:value-type="float">
            <text:p>4640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ctiv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5247" calcext:value-type="float">
            <text:p>2524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Phosphor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4771" calcext:value-type="float">
            <text:p>2477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Rea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4370" calcext:value-type="float">
            <text:p>2437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Secre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245" calcext:value-type="float">
            <text:p>1224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ResponseToSubst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bund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ResponseToSubst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ResponseToSubst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Meth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Localiz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Cleavag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Meth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Phosphor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MetabolicProcess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239" calcext:value-type="float">
            <text:p>423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ChemicalSynth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Trans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Uptak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Activ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Degra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MetabolicProcess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Localiz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Ox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Secre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bund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Meth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Abundanc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Redu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Trans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Glucuron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Mutagen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Hydroly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Hydr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cet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Ex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Phosphor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Secre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Stabil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Uptak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Degra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Im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ChemicalSynth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Localiz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Sulf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ChemicalSynth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Fold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Ex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Glutathion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Acet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Ubiquitin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MetabolicProcess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Trans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Uptak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Cleavag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Redu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cet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Stabil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Ox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Ex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Nitros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Cleavage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Splic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Ubiquitin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Ox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Splic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Im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lk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Degra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Sulf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Pren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Import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Hydr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Hydr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Hydroly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Nitros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Glucuron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Eth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Sulf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Fold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O-linked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Mutagen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Hydroly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Reduc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Sumo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Ubiquitin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Carbamo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Pren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lk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Fold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Stability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Farne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c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Gerano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Glyc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Glucuron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Glutathion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min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N-linked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Sumo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DP-rib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Carb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Amin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Mutagenesis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Glyc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Farne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Glutathion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Carbamo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N-linked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Alk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Carb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Splicing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DP-rib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N-linkedGlyc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decreasesAc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Glyc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Lipid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increasesRibos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r:drug_umls_id</text:p>
          </table:table-cell>
          <table:table-cell office:value-type="string" calcext:value-type="string">
            <text:p>ctd:affectsCarboxylation</text:p>
          </table:table-cell>
          <table:table-cell office:value-type="string" calcext:value-type="string">
            <text:p>ge:ncbiId.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utre</text:p>
          </table:table-cell>
          <table:table-cell table:number-columns-repeated="2"/>
          <table:table-cell table:formula="of:=SUM([.G21:.G128])" office:value-type="float" office:value="49673" calcext:value-type="float">
            <text:p>49673</text:p>
          </table:table-cell>
        </table:table-row>
      </table:table>
      <table:named-expressions/>
      <table:database-ranges>
        <table:database-range table:name="__Anonymous_Sheet_DB__0" table:target-range-address="Feuille1.A1:Feuille1.G128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8:19:16.629000000</meta:creation-date>
    <dc:date>2014-03-18T19:27:36.626000000</dc:date>
    <meta:editing-duration>PT1H7M6S</meta:editing-duration>
    <meta:editing-cycles>2</meta:editing-cycles>
    <meta:generator>LibreOffice/4.1.3.2$Windows_x86 LibreOffice_project/70feb7d99726f064edab4605a8ab840c50ec57a</meta:generator>
    <meta:document-statistic meta:table-count="1" meta:cell-count="8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1.371cm" svg:height="13.707cm" xlink:href=".." xlink:type="simple" chart:class="chart:circle" chart:style-name="ch1">
        <chart:title svg:x="7.771cm" svg:y="0.41cm" chart:style-name="ch2">
          <text:p>Fréquence des relations CTD</text:p>
        </chart:title>
        <chart:subtitle svg:x="7.215cm" svg:y="1.463cm" chart:style-name="ch3">
          <text:p>dr:drug ctd:myInteractionAction ge:gene</text:p>
        </chart:subtitle>
        <chart:legend chart:legend-position="end" svg:x="14.901cm" svg:y="1.301cm" style:legend-expansion="high" chart:style-name="ch4"/>
        <chart:plot-area chart:style-name="ch5" table:cell-range-address="Feuille1.D1:Feuille1.D20 Feuille1.D130:Feuille1.D130 Feuille1.G1:Feuille1.G20 Feuille1.G130:Feuille1.G130" chart:data-source-has-labels="column" svg:x="0.427cm" svg:y="2.42cm" svg:width="14.047cm" svg:height="11.013cm">
          <chartooo:coordinate-region svg:x="1.944cm" svg:y="2.421cm" svg:width="11.012cm" svg:height="11.012cm"/>
          <chart:axis chart:dimension="x" chart:name="primary-x" chart:style-name="ch6" chartooo:axis-type="auto">
            <chartooo:date-scale/>
            <chart:categories table:cell-range-address="Feuille1.D1:Feuille1.D20 Feuille1.D130:Feuille1.D13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euille1.G1:Feuille1.G20 Feuille1.G130:Feuille1.G13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 Colonne G</text:p>
              </table:table-cell>
            </table:table-row>
          </table:table-header-rows>
          <table:table-rows>
            <table:table-row>
              <table:table-cell office:value-type="string">
                <text:p>ctd:increasesExpression</text:p>
                <draw:g>
                  <svg:desc>Feuille1.D1:Feuille1.D20 Feuille1.D130:Feuille1.D130</svg:desc>
                </draw:g>
              </table:table-cell>
              <table:table-cell office:value-type="float" office:value="336496">
                <text:p>336496</text:p>
                <draw:g>
                  <svg:desc>Feuille1.G1:Feuille1.G20 Feuille1.G130:Feuille1.G130</svg:desc>
                </draw:g>
              </table:table-cell>
            </table:table-row>
            <table:table-row>
              <table:table-cell office:value-type="string">
                <text:p>ctd:decreasesExpression</text:p>
              </table:table-cell>
              <table:table-cell office:value-type="float" office:value="213594">
                <text:p>213594</text:p>
              </table:table-cell>
            </table:table-row>
            <table:table-row>
              <table:table-cell office:value-type="string">
                <text:p>ctd:decreasesReaction</text:p>
              </table:table-cell>
              <table:table-cell office:value-type="float" office:value="141743">
                <text:p>141743</text:p>
              </table:table-cell>
            </table:table-row>
            <table:table-row>
              <table:table-cell office:value-type="string">
                <text:p>ctd:affectsCotreatment</text:p>
              </table:table-cell>
              <table:table-cell office:value-type="float" office:value="107692">
                <text:p>107692</text:p>
              </table:table-cell>
            </table:table-row>
            <table:table-row>
              <table:table-cell office:value-type="string">
                <text:p>ctd:affectsExpression</text:p>
              </table:table-cell>
              <table:table-cell office:value-type="float" office:value="99434">
                <text:p>99434</text:p>
              </table:table-cell>
            </table:table-row>
            <table:table-row>
              <table:table-cell office:value-type="string">
                <text:p>ctd:affectsBinding</text:p>
              </table:table-cell>
              <table:table-cell office:value-type="float" office:value="55213">
                <text:p>55213</text:p>
              </table:table-cell>
            </table:table-row>
            <table:table-row>
              <table:table-cell office:value-type="string">
                <text:p>ctd:increasesActivity</text:p>
              </table:table-cell>
              <table:table-cell office:value-type="float" office:value="52582">
                <text:p>52582</text:p>
              </table:table-cell>
            </table:table-row>
            <table:table-row>
              <table:table-cell office:value-type="string">
                <text:p>ctd:increasesReaction</text:p>
              </table:table-cell>
              <table:table-cell office:value-type="float" office:value="46407">
                <text:p>46407</text:p>
              </table:table-cell>
            </table:table-row>
            <table:table-row>
              <table:table-cell office:value-type="string">
                <text:p>ctd:decreasesActivity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string">
                <text:p>ctd:increasesPhosphorylation</text:p>
              </table:table-cell>
              <table:table-cell office:value-type="float" office:value="24771">
                <text:p>24771</text:p>
              </table:table-cell>
            </table:table-row>
            <table:table-row>
              <table:table-cell office:value-type="string">
                <text:p>ctd:affectsReaction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ctd:increasesSecretion</text:p>
              </table:table-cell>
              <table:table-cell office:value-type="float" office:value="12245">
                <text:p>12245</text:p>
              </table:table-cell>
            </table:table-row>
            <table:table-row>
              <table:table-cell office:value-type="string">
                <text:p>ctd:affectsResponseToSubstance</text:p>
              </table:table-cell>
              <table:table-cell office:value-type="float" office:value="9226">
                <text:p>9226</text:p>
              </table:table-cell>
            </table:table-row>
            <table:table-row>
              <table:table-cell office:value-type="string">
                <text:p>ctd:increasesAbundance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string">
                <text:p>ctd:decreasesResponseToSubstance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>ctd:increasesResponseToSubstance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ctd:increasesMethylation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ctd:affectsLocalization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ctd:increasesCleavage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string">
                <text:p>ctd:decreasesMethylation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49673">
                <text:p>49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